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 office:value-type="string">
            <text:p>PL?</text:p>
          </table:table-cell>
          <table:table-cell office:value-type="string">
            <text:p>Transistor</text:p>
          </table:table-cell>
          <table:table-cell office:value-type="string">
            <text:p>NP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Mehrfach</text:p>
          </table:table-cell>
          <table:table-cell table:number-columns-repeated="3"/>
          <table:table-cell office:value-type="string">
            <text:p>DIP</text:p>
          </table:table-cell>
          <table:table-cell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Emitter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SMD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P-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os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llium-Arsenid GaAs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UJ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 (SCS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PU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Quadrac</text:p>
          </table:table-cell>
          <table:table-cell/>
        </table:table-row>
        <table:table-row table:style-name="ro2">
          <table:table-cell/>
          <table:table-cell office:value-type="string">
            <text:p>Thyristor</text:p>
          </table:table-cell>
          <table:table-cell office:value-type="string">
            <text:p>spezi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office:value-type="string">
            <text:p>DIAC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erschicht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I alpha 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lar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Lich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PIN-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Germanium Photodiod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Silizium Photoelement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A..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1, Farbc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ustypen</text:p>
          </table:table-cell>
          <table:table-cell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ldschool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Mehrfach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, Germanium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gt;= 1</text:p>
          </table:table-cell>
          <table:table-cell/>
          <table:table-cell office:value-type="string">
            <text:p>mikro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lt;= 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-Di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hrfach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chalt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alliumArsenid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chottky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PI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Antennenschutz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Norto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istor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Avalan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Transistoren als Diode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Picoampere</text:p>
          </table:table-cell>
          <table:table-cell table:number-columns-repeated="3"/>
          <table:table-cell office:value-type="string">
            <text:p>THT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-Durchlaßdioden</text:p>
          </table:table-cell>
          <table:table-cell table:number-columns-repeated="3"/>
          <table:table-cell office:value-type="string">
            <text:p>THT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Temperaturkompensationsdioden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chrittmotortreib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R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LS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EC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S</text:p>
          </table:table-cell>
          <table:table-cell office:value-type="string">
            <text:p>Logik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S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arious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known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HF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NPN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ymmetrisch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epaar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0.7">
            <text:p>0,7</text:p>
          </table:table-cell>
          <table:table-cell office:value-type="float" office:value="56">
            <text:p>56</text:p>
          </table:table-cell>
          <table:table-cell office:value-type="string">
            <text:p>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700">
            <text:p>700</text:p>
          </table:table-cell>
          <table:table-cell office:value-type="float" office:value="5000">
            <text:p>500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NPN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chvo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NP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eta = 200-400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eta &lt; 250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table:number-columns-repeated="5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 table:number-rows-repeated="10482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8T00:42:21</dc:date>
    <dc:creator>IjonTichy </dc:creator>
    <meta:editing-duration>PT6H22M41S</meta:editing-duration>
    <meta:editing-cycles>15</meta:editing-cycles>
    <meta:generator>LibreOffice/3.5$Linux_X86_64 LibreOffice_project/350m1$Build-2</meta:generator>
    <meta:document-statistic meta:table-count="3" meta:cell-count="2324" meta:object-count="0"/>
  </office:meta>
</office:document-meta>
</file>